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fo:font-size="14pt"/>
    </style:style>
    <style:style style:name="T6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7" style:family="text">
      <style:text-properties style:font-name="Verdana1" style:text-underline-style="solid" style:text-underline-width="auto" style:text-underline-color="font-color" fo:font-weight="bold"/>
    </style:style>
    <style:style style:name="T8" style:family="text">
      <style:text-properties fo:font-size="14pt" fo:font-weight="bold"/>
    </style:style>
    <style:style style:name="T9" style:family="text">
      <style:text-properties fo:color="#800000" style:font-name="Verdana1"/>
    </style:style>
    <style:style style:name="T10" style:family="text">
      <style:text-properties fo:color="#800000" style:font-name="Verdana1" fo:font-size="14pt" fo:font-weight="bold"/>
    </style:style>
    <style:style style:name="T11" style:family="text">
      <style:text-properties fo:color="#800000" style:font-name="Verdana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rustless Chicken Pot Pie w/Cheesy Biscuit Toppin</text:span>g</text:p>
      <text:p text:style-name="Standard"><text:line-break/>1 medium onion, chopped<text:line-break/>1 cup chopped green pepper (I used several mini peppers)<text:line-break/>1 cup sliced fresh mushrooms<text:line-break/>1 ½ to 2 lbs boneless, skinless chicken, cut into bite size pieces<text:line-break/>4T olive oil<text:line-break/>½ cup whole wheat pastry flour<text:line-break/>4 cups broth – this can be homemade chicken, beef or vegetable broth. If you don’t have homemade broth you can substitute 4 cups of water and 2 to 3 bouillon cubes.<text:line-break/>2 cans green beans, drained or 1 quart home canned green beans, drained<text:line-break/>1 recipe cheesy buttermilk biscuits (recipe follows)<text:line-break/>1+ cups grated cheddar cheese</text:p>
      <text:p text:style-name="Standard"><text:bookmark text:name="aswift_0_expand"/><text:bookmark text:name="aswift_0_anchor"/><text:line-break/><text:line-break/>In a large frying pan over medium high heat sauté veggies and chicken in olive oil until veggies are soft and chicken is cooked. <text:line-break/><text:line-break/>Add the flour and stir. <text:line-break/><text:line-break/>Add broth all at once and stir to make sure there are no lumps in the flour. <text:line-break/><text:line-break/>Bring to a boil and let it cook for about 3 minutes or until the mixture is thick and bubbly. Add the green beans.<text:line-break/><text:line-break/>Pour this into a 9x13 pan that has been sprayed with non-stick spray. <text:line-break/><text:line-break/>Set this aside and make cheesy biscuits.<text:line-break/><text:line-break/>Cut out biscuits and arrange them over the top of the chicken/gravy mixture. <text:line-break/><text:line-break/>Sprinkle cheddar cheese over the top .<text:line-break/><text:line-break/>Bake at 400 degrees for 15 to 20 minutes or until top of casserole is lightly browned and biscuits are done. 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19:25.64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3" meta:word-count="236" meta:character-count="1289"/>
  </office:meta>
</office:document-meta>
</file>